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style:style>
    <style:style style:name="P5" style:family="paragraph" style:parent-style-name="Standard">
      <style:paragraph-properties fo:line-height="200%" fo:text-align="start" style:justify-single-word="false"/>
    </style:style>
    <style:style style:name="P6" style:family="paragraph" style:parent-style-name="Header">
      <style:paragraph-properties fo:text-align="end"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sse Parnell</text:p>
      <text:p text:style-name="P1">Professor James</text:p>
      <text:p text:style-name="P1">English 98</text:p>
      <text:p text:style-name="P1">30 September 2014</text:p>
      <text:p text:style-name="P2">How To Loose A Seat Of Power</text:p>
      <text:p text:style-name="P3"><text:tab/>Politicians bud then blossom with their grand ideals, just to whither away out of existence. They all seem to begin with their own fascinating grand plans, driving them and their followers into fame, just to be found with their volatile imperfections out in the open, crushing them under the political fallout. My families history is filled with powerful political figures, as the Parnell's were one of the few land-owning families with voting rights in Ireland centuries ago. Dublin is the city where Charles Stewart Parnell, one of the most powerful and influential political figures in Irish history grew to fame, pioneering his “Home Rule” Bill. Despite appearing nearly immortal to the public eye, as genius in political manipulation, he still found a way to loose his authority, as if it was nothing but a puff of smoke.</text:p>
      <text:p text:style-name="P3"><text:tab/>Charles Stewart Parnell, or Charles for short, is a man involved in our family heritage who I know of, as he is proudly declared by my father and I, as being one of the greatest and most fascinating historical figures in Irish history. Charles was a rebel, just as everyone in my family are still to this day rebels, never seemingly fully trusting authority. He called for the freedom of Ireland, to end the poverty they were facing. At one point he was even declared “The uncrowned king of Ireland,” as he stood his ground against tyranny, placing his own life within the spotlight for enemies to toy with. He had a vice, and was imperfect, but despite that, he is known in our family as one of the men who sacrificed himself bravely, in order to ensure the people had the future they deserved.</text:p>
      <text:p text:style-name="P3"><text:tab/>Charles had the strength and power to motivate individuals to group together and fight for their freedoms, showing how together they were strong. He enabled farmers to stay on their own properties <text:soft-page-break/>when the unfair British taxes would have prevented them, by utilizing intense public protests. He obstructed English legislation in order to bring attention to Ireland's starving crisis, without destroying his own public image in the process. Most importantly, he gave the corrupt something to fear, leading a power none knew how to defend against.</text:p>
      <text:p text:style-name="P3"><text:tab/>Through all of his obstructions to the status-quo of the time, many felt hurt by Charles, and were looking to find his weakness. Charles had the greatest Achilles heal, that provided him with his greatest strength, as well as his greatest weakness; His pride. Charles felt untouchable, most likely through all of his direct obstructions in political functions without ever actually being touched, and had a mass population of supporters holding him up in his position. It is likely due to this, that he may have also felt as a god among men, and became arrogantly sloppy when keeping his secrets secure. Any virgin politician not yet corrupted with the taste of power, knows to keep his head low, and his privacy secure.</text:p>
      <text:p text:style-name="P3"><text:tab/>In 1889, his greatest secret, his greatest vice became exposed to the public. A scandal was being uncovered, as his lover was in the process of a divorce with her husband. It was declared that Charles was the corespondent in the divorce. Soon after the case began, love letters were discovered, and after the trials, everything was proven and official. Charles lost his support from the catholic church and more than half of his political party. He passed away soon after the indecent, setting the official seal of <text:s/>retirement from his political career, as the incident destroyed him. Despite his final mistake, and his frantic maneuvers to restore his political position, he was still declared the most influential politician of the time in Ireland. His funeral was a magnificent one, leaving the Parnell name not as a reminder of the scandal, but as a reminder of a man, an Irish hero who cared about the people, enough to have a statue erected of him in his home town.</text:p>
      <text:p text:style-name="P3"><text:tab/>The concept is simple, as to loose a political seat of power only requires a mistake, by exposing a vice that a politically supporting organization would not agree with. For instance, scandals; Charles <text:soft-page-break/>was largely supported by the Catholic church and religious citizens. To simply disobey their fundamental principals, is political suicide. Even in the modern day, scandals can be serious, as the WikiLeaks founder Julian Assange soon found out. Despite the fact that Julian's trial has not been complete, what is known to be most factually correct, at the time of this writing, is that he slept with a woman, one with extreme political hatred towards him, resulting in her declaring the event was rape. This declaration resulted in Julian's arrest, enhanced by political prejudice, and soon after, most, if not all, of his fund-raising vanished along with his public support. Both Charle's, and Julian's political influence was not destroyed from an opposing political party, (despite whether or not they were framed, as they have both claimed), but by the publics basic perception of any individual who is put on trial for rape or scandal. It is public perception that keeps a politician in power, disregarding it as Charles Stewart Parnell did, is the cleanest, quickest route to loosing a seat of po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arnell <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9-29T19:48:18.73</meta:creation-date>
    <dc:date>2014-09-30T21:43:09.74</dc:date>
    <meta:editing-duration>PT04H54M03S</meta:editing-duration>
    <meta:editing-cycles>16</meta:editing-cycles>
    <meta:generator>OpenOffice.org/3.0$Win32 OpenOffice.org_project/300m15$Build-9379</meta:generator>
    <meta:print-date>2014-09-30T21:33:16.21</meta:print-date>
    <meta:document-statistic meta:table-count="0" meta:image-count="0" meta:object-count="0" meta:page-count="3" meta:paragraph-count="12" meta:word-count="893" meta:character-count="5262"/>
    <meta:user-defined meta:name="Info 1"/>
    <meta:user-defined meta:name="Info 2"/>
    <meta:user-defined meta:name="Info 3"/>
    <meta:user-defined meta:name="Info 4"/>
  </office:meta>
</office:document-meta>
</file>